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E00000467554C6D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fo:min-height="4.21cm"/>
    </style:style>
    <style:style style:name="pr2" style:family="presentation" style:parent-style-name="Title1-subtitle">
      <style:graphic-properties draw:fill-color="#ffffff" fo:min-height="2.54cm"/>
    </style:style>
    <style:style style:name="pr3" style:family="presentation" style:parent-style-name="Title1-notes">
      <style:graphic-properties draw:fill-color="#ffffff" fo:min-height="13.365cm"/>
    </style:style>
    <style:style style:name="pr4" style:family="presentation" style:parent-style-name="Title1-title">
      <style:graphic-properties draw:auto-grow-height="true" fo:min-height="2.556cm"/>
    </style:style>
    <style:style style:name="pr5" style:family="presentation" style:parent-style-name="Title1-outline1">
      <style:graphic-properties fo:min-height="13.61cm"/>
    </style:style>
    <style:style style:name="pr6" style:family="presentation" style:parent-style-name="Title1-notes">
      <style:graphic-properties draw:fill-color="#ffffff" fo:min-height="13.116cm"/>
    </style:style>
    <style:style style:name="pr7" style:family="presentation" style:parent-style-name="Title1-title">
      <style:graphic-properties fo:min-height="3.575cm"/>
    </style:style>
    <style:style style:name="pr8" style:family="presentation" style:parent-style-name="Title1-title">
      <style:graphic-properties fo:min-height="3.555cm"/>
    </style:style>
    <style:style style:name="P1" style:family="paragraph">
      <style:text-properties fo:font-size="12pt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layer="layout" svg:width="25.2cm" svg:height="4.47cm" svg:x="1.47cm" svg:y="6.985cm" presentation:class="title" presentation:user-transformed="true">
          <draw:text-box>
            <text:p>The Universal Primer</text:p>
          </draw:text-box>
        </draw:frame>
        <draw:frame presentation:style-name="pr2" draw:layer="layout" svg:width="25.2cm" svg:height="2.54cm" svg:x="4.445cm" svg:y="12.065cm" presentation:class="subtitle" presentation:user-transformed="true">
          <draw:text-box>
            <text:p>Freedom to learn</text:p>
          </draw:text-box>
        </draw:frame>
        <draw:frame presentation:style-name="pr2" draw:layer="layout" svg:width="25.2cm" svg:height="2.54cm" svg:x="2.8cm" svg:y="10.16cm">
          <draw:text-box>
            <text:p>Freedom to teach</text:p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1" presentation:class="page"/>
          <draw:frame presentation:style-name="pr3" draw:text-style-name="P1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date-time-name="dtd1">
        <draw:frame presentation:style-name="pr4" draw:layer="layout" svg:width="25.2cm" svg:height="2.816cm" svg:x="1.27cm" svg:y="2.264cm" presentation:class="title" presentation:user-transformed="true">
          <draw:text-box>
            <text:p>Project goals</text:p>
          </draw:text-box>
        </draw:frame>
        <draw:frame presentation:style-name="pr5" draw:layer="layout" svg:width="25.2cm" svg:height="13.86cm" svg:x="1.47cm" svg:y="6.409cm" presentation:class="outline" presentation:user-transformed="true">
          <draw:text-box>
            <text:list text:style-name="L3">
              <text:list-item>
                <text:p>Allow anyone with a computer to teach and learn from anyone else, anywhere</text:p>
                <text:p/>
              </text:list-item>
              <text:list-item>
                <text:p>Give everyone access to free educational materials on all topics</text:p>
                <text:p/>
              </text:list-item>
              <text:list-item>
                <text:p>Organize material to make learning new skills as easy as possi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2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 presentation:use-date-time-name="dtd1">
        <draw:frame presentation:style-name="pr7" draw:layer="layout" svg:width="25.2cm" svg:height="3.835cm" svg:x="1.47cm" svg:y="2.515cm" presentation:class="title" presentation:user-transformed="true">
          <draw:text-box>
            <text:p>Path to the goals</text:p>
          </draw:text-box>
        </draw:frame>
        <draw:frame presentation:style-name="pr5" draw:text-style-name="P2" draw:layer="layout" svg:width="25.905cm" svg:height="13.86cm" svg:x="1.4cm" svg:y="7.7cm" presentation:class="outline" presentation:user-transformed="true">
          <draw:text-box>
            <text:list text:style-name="L3">
              <text:list-item>
                <text:p text:style-name="P2"><text:span text:style-name="T1">Two parts:</text:span></text:p>
                <text:p text:style-name="P2"><text:span text:style-name="T1"/></text:p>
                <text:list>
                  <text:list-item>
                    <text:p><text:span text:style-name="T1">A wiki-style website where anyone can watch and upload educational material, with a focus on video</text:span></text:p>
                  </text:list-item>
                </text:list>
                <text:p text:style-name="P2"><text:span text:style-name="T1"/></text:p>
                <text:list>
                  <text:list-item>
                    <text:p><text:span text:style-name="T1"><text:s/></text:span><text:span text:style-name="T1">Tools for live "video-conferencing"-style teach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3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presentation:use-date-time-name="dtd1">
        <draw:frame presentation:style-name="pr7" draw:layer="layout" svg:width="25.2cm" svg:height="3.835cm" svg:x="1.4cm" svg:y="3.17cm" presentation:class="title">
          <draw:text-box>
            <text:p>Organization</text:p>
          </draw:text-box>
        </draw:frame>
        <draw:frame presentation:style-name="pr5" draw:layer="layout" svg:width="25.2cm" svg:height="12.11cm" svg:x="1.47cm" svg:y="8.255cm" presentation:class="outline" presentation:user-transformed="true">
          <draw:text-box>
            <text:list text:style-name="L3">
              <text:list-item>
                <text:p text:style-name="P2"><text:span text:style-name="T1">Website organized based on dependencies:</text:span></text:p>
                <text:p text:style-name="P2"><text:span text:style-name="T1"/></text:p>
                <text:list>
                  <text:list-item>
                    <text:p><text:span text:style-name="T1">User: "I want to learn to multiply!"</text:span></text:p>
                    <text:list>
                      <text:list-item>
                        <text:p><text:span text:style-name="T1">Website: "Ah, then you need to learn to add and subtract first!”</text:span></text:p>
                        <text:list>
                          <text:list-item>
                            <text:p><text:span text:style-name="T1">Website: “But to learn that, you need to learn about numbers first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4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 presentation:use-date-time-name="dtd1">
        <draw:frame presentation:style-name="pr7" draw:layer="layout" svg:width="25.2cm" svg:height="3.835cm" svg:x="1.27cm" svg:y="1.88cm" presentation:class="title" presentation:user-transformed="true">
          <draw:text-box>
            <text:p>Developing in phases</text:p>
          </draw:text-box>
        </draw:frame>
        <draw:frame presentation:style-name="pr5" draw:layer="layout" svg:width="25.2cm" svg:height="13.86cm" svg:x="1.47cm" svg:y="5.825cm" presentation:class="outline" presentation:user-transformed="true">
          <draw:text-box>
            <text:p><text:s text:c="7"/>Version 0</text:p>
            <text:p><text:s text:c="12"/>Goal: Teach a course online using only open source</text:p>
            <text:p><text:s text:c="12"/>Scope: A single IMM course</text:p>
            <text:p><text:s text:c="12"/>Limit: Teacher needs Linux. Students just need a web-browser</text:p>
            <text:p><text:s text:c="21"/></text:p>
            <text:p><text:s text:c="8"/>Version 1</text:p>
            <text:p><text:s text:c="12"/>Goal: All features implemented, ready for larger user base</text:p>
            <text:p><text:s text:c="12"/>Scope: A few universities (e.g. Lund) while we iron out bugs</text:p>
            <text:p><text:s text:c="12"/>Limit: Teacher will need to install an application</text:p>
            <text:p><text:s text:c="12"/></text:p>
            <text:p><text:s text:c="8"/>Version 2</text:p>
            <text:p><text:s text:c="12"/>Goal: Teaching possible without installing any software</text:p>
            <text:p><text:s text:c="12"/>Scope: The world</text:p>
            <text:p><text:s text:c="12"/>Limit: The sky</text:p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5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 presentation:use-date-time-name="dtd1">
        <draw:frame presentation:style-name="pr8" draw:layer="layout" svg:width="25.2cm" svg:height="3.815cm" svg:x="1.47cm" svg:y="1.9cm" presentation:class="title" presentation:user-transformed="true">
          <draw:text-box>
            <text:p>Keeping it open</text:p>
          </draw:text-box>
        </draw:frame>
        <draw:frame presentation:style-name="pr5" draw:layer="layout" svg:width="25.2cm" svg:height="13.97cm" svg:x="1.4cm" svg:y="6.35cm" presentation:class="outline" presentation:user-transformed="true">
          <draw:text-box>
            <text:list text:style-name="L3">
              <text:list-item>
                <text:p>Everything will be open source</text:p>
                <text:list>
                  <text:list-item>
                    <text:p>Source code</text:p>
                  </text:list-item>
                  <text:list-item>
                    <text:p>Material on the site</text:p>
                  </text:list-item>
                </text:list>
                <text:p/>
              </text:list-item>
              <text:list-item>
                <text:p>Copyleft / Share-alike licenses </text:p>
                <text:list>
                  <text:list-item>
                    <text:p>If you use our stuff, you must share back</text:p>
                    <text:p/>
                  </text:list-item>
                </text:list>
              </text:list-item>
              <text:list-item>
                <text:p>Universal primer allows</text:p>
                <text:list>
                  <text:list-item>
                    <text:p>attribution and share-alike clauses</text:p>
                  </text:list-item>
                  <text:list-item>
                    <text:p>does not allow “non-commercial use only"-clause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6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 presentation:use-date-time-name="dtd1">
        <draw:frame presentation:style-name="pr7" draw:layer="layout" svg:width="25.2cm" svg:height="3.835cm" svg:x="1.47cm" svg:y="1.905cm" presentation:class="title" presentation:user-transformed="true">
          <draw:text-box>
            <text:p>Who's building it?</text:p>
          </draw:text-box>
        </draw:frame>
        <draw:frame presentation:style-name="pr5" draw:layer="layout" svg:width="25.2cm" svg:height="13.86cm" svg:x="1.47cm" svg:y="5.825cm" presentation:class="outline" presentation:user-transformed="true">
          <draw:text-box>
            <text:list text:style-name="L3">
              <text:list-item>
                <text:p>Answer: Mostly volunteers!</text:p>
                <text:p/>
                <text:list>
                  <text:list-item>
                    <text:p><text:span text:style-name="T2">Christian and Maciej: Students from KU and DTU</text:span></text:p>
                    <text:list>
                      <text:list-item>
                        <text:p><text:span text:style-name="T2">(lecture control application and web components)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Povl Ole: Employed by IMM/Interreg </text:span></text:p>
                    <text:list>
                      <text:list-item>
                        <text:p><text:span text:style-name="T2">(design/impl of video upload/transcoding/viewing)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David and Marc: Volunteers</text:span></text:p>
                    <text:list>
                      <text:list-item>
                        <text:p><text:span text:style-name="T2">(primer project management/design + streaming video)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Henrik and Janne: IMM </text:span></text:p>
                    <text:list>
                      <text:list-item>
                        <text:p><text:span text:style-name="T2">(facilitators / resource provider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7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 presentation:use-date-time-name="dtd1">
        <draw:frame presentation:style-name="pr7" draw:layer="layout" svg:width="25.2cm" svg:height="3.835cm" svg:x="1.27cm" svg:y="2.54cm" presentation:class="title" presentation:user-transformed="true">
          <draw:text-box>
            <text:p>Timeline</text:p>
          </draw:text-box>
        </draw:frame>
        <draw:frame presentation:style-name="pr5" draw:layer="layout" svg:width="25.2cm" svg:height="14.575cm" svg:x="1.4cm" svg:y="6.985cm" presentation:class="outline" presentation:user-transformed="true">
          <draw:text-box>
            <text:list text:style-name="L3">
              <text:list-header>
                <text:p>This semester</text:p>
                <text:list>
                  <text:list-item>
                    <text:p>Version 0 ready</text:p>
                  </text:list-item>
                  <text:list-item>
                    <text:p>First live-participation test-lectures</text:p>
                  </text:list-item>
                </text:list>
                <text:p/>
                <text:p>Next summer</text:p>
                <text:list>
                  <text:list-item>
                    <text:p>Version 1 ready</text:p>
                  </text:list-item>
                  <text:list-item>
                    <text:p>Several universities uploading content</text:p>
                  </text:list-item>
                  <text:list-item>
                    <text:p>Full live-participation courses 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cm" svg:height="11.139cm" svg:x="3.5cm" svg:y="2.226cm" draw:page-number="8" presentation:class="page"/>
          <draw:frame presentation:style-name="pr6" draw:layer="layout" svg:width="16.8cm" svg:height="13.1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DE00000467554C6D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Calibri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000000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writing-mode="lr-tb"/>
      <style:text-properties fo:font-size="19.8999996185303pt"/>
    </style:style>
    <style:style style:name="MP5" style:family="paragraph">
      <style:text-properties fo:color="#355e00" fo:font-family="'Arial Black'" style:font-pitch="variable" fo:font-size="28pt" style:font-size-asian="28pt" style:font-size-complex="28pt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55e00" fo:font-family="'Arial Black'" style:font-pitch="variable" fo:font-size="28pt" style:font-size-asian="28pt" style:font-size-complex="28pt"/>
    </style:style>
    <style:style style:name="MT3" style:family="text">
      <style:text-properties fo:font-size="12pt" fo:language="da" fo:country="DK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5.2cm" svg:height="3.825cm" svg:x="1.4cm" svg:y="3.175cm" presentation:class="title" presentation:placeholder="true">
        <draw:text-box/>
      </draw:frame>
      <draw:custom-shape draw:name="TextBox 6" draw:style-name="Mgr3" draw:text-style-name="MP4" draw:layer="backgroundobjects" svg:width="16.844cm" svg:height="1.128cm" svg:x="9.1cm" svg:y="0.972cm">
        <text:p/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5.2cm" svg:height="13.86cm" svg:x="1.4cm" svg:y="7.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9.685cm" svg:height="1.64cm" svg:x="1.27cm" svg:y="0.635cm">
        <draw:text-box>
          <text:p text:style-name="MP5"><text:span text:style-name="MT2">Universal Primer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frame presentation:style-name="Mpr5" draw:text-style-name="MP7" draw:layer="backgroundobjects" svg:width="9.1cm" svg:height="1.493cm" svg:x="0cm" svg:y="0cm" presentation:class="header">
          <draw:text-box>
            <text:p/>
          </draw:text-box>
        </draw:frame>
        <draw:frame presentation:style-name="Mpr6" draw:text-style-name="MP8" draw:layer="backgroundobjects" svg:width="9.1cm" svg:height="1.486cm" svg:x="11.8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4cm" svg:height="11.139cm" svg:x="3.5cm" svg:y="2.226cm" presentation:class="page"/>
        <draw:frame presentation:style-name="Title1-notes" draw:layer="backgroundobjects" svg:width="16.8cm" svg:height="13.366cm" svg:x="2.1cm" svg:y="14.107cm" presentation:class="notes" presentation:placeholder="true">
          <draw:text-box/>
        </draw:frame>
        <draw:frame presentation:style-name="Mpr7" draw:text-style-name="MP7" draw:layer="backgroundobjects" svg:width="9.1cm" svg:height="1.493cm" svg:x="0cm" svg:y="28.202cm" presentation:class="footer">
          <draw:text-box>
            <text:p/>
          </draw:text-box>
        </draw:frame>
        <draw:frame presentation:style-name="Mpr8" draw:text-style-name="MP8" draw:layer="backgroundobjects" svg:width="9.1cm" svg:height="1.486cm" svg:x="11.894cm" svg:y="28.20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ul </meta:initial-creator>
    <meta:creation-date>2010-09-08T23:27:35</meta:creation-date>
    <meta:editing-duration>PT01H05M24S</meta:editing-duration>
    <meta:editing-cycles>15</meta:editing-cycles>
    <dc:date>2010-09-09T00:32:53</dc:date>
    <dc:creator>Juul </dc:creator>
    <meta:generator>OpenOffice.org/3.2$Linux OpenOffice.org_project/320m12$Build-9483</meta:generator>
    <meta:document-statistic meta:object-count="68"/>
  </office:meta>
</office:document-meta>
</file>